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5B9BD5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color="#0070C0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Normal" style:family="paragraph">
      <style:text-properties fo:color="#0070C0" style:text-underline-type="single" style:text-underline-style="solid" style:text-underline-width="auto" style:text-underline-mode="continuous"/>
    </style:style>
    <style:style style:name="P10" style:parent-style-name="Paragraphedeliste" style:list-style-name="LFO2" style:family="paragraph"/>
    <style:style style:name="P11" style:parent-style-name="Normal" style:family="paragraph">
      <style:text-properties fo:color="#0070C0" style:text-underline-type="single" style:text-underline-style="solid" style:text-underline-width="auto" style:text-underline-mode="continuous"/>
    </style:style>
    <style:style style:name="P12" style:parent-style-name="Paragraphedeliste" style:list-style-name="LFO2" style:family="paragraph"/>
    <style:style style:name="P13" style:parent-style-name="Normal" style:family="paragraph">
      <style:text-properties fo:color="#0070C0" style:text-underline-type="single" style:text-underline-style="solid" style:text-underline-width="auto" style:text-underline-mode="continuous"/>
    </style:style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Normal" style:family="paragraph">
      <style:text-properties fo:color="#0070C0" style:text-underline-type="single" style:text-underline-style="solid" style:text-underline-width="auto" style:text-underline-mode="continuous"/>
    </style:style>
    <style:style style:name="P17" style:parent-style-name="Paragraphedeliste" style:list-style-name="LFO4" style:family="paragraph"/>
    <style:style style:name="P18" style:parent-style-name="Paragraphedeliste" style:list-style-name="LFO4" style:family="paragraph"/>
    <style:style style:name="P19" style:parent-style-name="Normal" style:family="paragraph">
      <style:text-properties fo:color="#0070C0" style:text-underline-type="single" style:text-underline-style="solid" style:text-underline-width="auto" style:text-underline-mode="continuous"/>
    </style:style>
    <style:style style:name="P20" style:parent-style-name="Paragraphedeliste" style:list-style-name="LFO4" style:family="paragraph"/>
  </office:automatic-styles>
  <office:body>
    <office:text text:use-soft-page-breaks="true">
      <text:p text:style-name="P1">Le guide d’entretien:</text:p>
      <text:p text:style-name="Normal"/>
      <text:p text:style-name="Normal">Ce guide est élaboré dans le cadre de l’étude statistique sur le marché de travail.</text:p>
      <text:p text:style-name="P2"><text:s/>Les informations personnelles :</text:p>
      <text:list text:style-name="LFO1" text:continue-numbering="true">
        <text:list-item>
          <text:p text:style-name="P3">Nom :</text:p>
        </text:list-item>
        <text:list-item>
          <text:p text:style-name="P4">Genre :</text:p>
        </text:list-item>
        <text:list-item>
          <text:p text:style-name="P5">Age :</text:p>
        </text:list-item>
        <text:list-item>
          <text:p text:style-name="P6">Filière :</text:p>
        </text:list-item>
        <text:list-item>
          <text:p text:style-name="P7">Etablissement :</text:p>
        </text:list-item>
        <text:list-item>
          <text:p text:style-name="P8">Année d’étude :</text:p>
        </text:list-item>
      </text:list>
      <text:p text:style-name="P9"><text:s/>Présentation</text:p>
      <text:list text:style-name="LFO2" text:continue-numbering="true">
        <text:list-item>
          <text:p text:style-name="P10">Présentez-vous.</text:p>
        </text:list-item>
      </text:list>
      <text:p text:style-name="P11"><text:s/>Marché de travail au Maroc<text:s/></text:p>
      <text:list text:style-name="LFO2" text:continue-numbering="true">
        <text:list-item>
          <text:p text:style-name="P12">Quelle est votre analyse du marché de travail actuel ?</text:p>
        </text:list-item>
      </text:list>
      <text:p text:style-name="P13">La formation</text:p>
      <text:list text:style-name="LFO3" text:continue-numbering="true">
        <text:list-item>
          <text:p text:style-name="P14">Quelle est votre opinion sur la qualité de la formation à l'ENSA ?</text:p>
        </text:list-item>
        <text:list-item>
          <text:p text:style-name="P15">Quel rôle joue, selon vous, l'autoformation dans le contexte de l'intégration au marché du travail, en complément de la<text:s/>formation académique à l'ENSA ?</text:p>
        </text:list-item>
      </text:list>
      <text:p text:style-name="P16">Expérience pratique et les compétences techniques.</text:p>
      <text:list text:style-name="LFO4" text:continue-numbering="true">
        <text:list-item>
          <text:p text:style-name="P17">Comment les expériences pratiques telles que les stages et les Co-op Programs (programmes de stage coopératif) peuvent aider les étudiants à s'adapter au marché du travail ?</text:p>
        </text:list-item>
        <text:list-item>
          <text:p text:style-name="P18">Pensez-vous que les compétences techniques et les projets personnels jouent un rôle dans le renforcement de l’employabilité des étudiants ?</text:p>
        </text:list-item>
      </text:list>
      <text:p text:style-name="P19">Soft-skills et Réseautage Professionnel.</text:p>
      <text:list text:style-name="LFO4" text:continue-numbering="true">
        <text:list-item>
          <text:p text:style-name="P20">Vous pensez que le profil social professionnel comme LinkedIn a un impact<text:s/>sur la carrière des ingénieurs 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false"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etter-kerning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p</meta:initial-creator>
    <dc:creator>Mohamed ELHALOUA</dc:creator>
    <meta:creation-date>2023-11-17T19:16:00Z</meta:creation-date>
    <dc:date>2023-12-31T18:13:00Z</dc:date>
    <meta:template xlink:href="Normal" xlink:type="simple"/>
    <meta:editing-cycles>5</meta:editing-cycles>
    <meta:editing-duration>PT16320S</meta:editing-duration>
    <meta:document-statistic meta:page-count="1" meta:paragraph-count="2" meta:word-count="163" meta:character-count="1059" meta:row-count="7" meta:non-whitespace-character-count="898"/>
  </office:meta>
</office:document-meta>
</file>